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goe UI1" svg:font-family="'Segoe UI', 'Segoe UI Web (West European)', 'Segoe UI', apple-system, BlinkMacSystemFont, Roboto, 'Helvetica Neue', sans-serif"/>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text-align="justify" style:justify-single-word="false"/>
    </style:style>
    <style:style style:name="P2" style:family="paragraph" style:parent-style-name="Normal_20__28_Web_29_">
      <style:paragraph-properties fo:text-align="justify" style:justify-single-word="false"/>
      <style:text-properties fo:font-variant="normal" fo:text-transform="none" fo:color="#323130" style:font-name="Segoe UI1" fo:font-size="8.5pt" fo:letter-spacing="normal" fo:font-style="normal" fo:font-weight="bold"/>
    </style:style>
    <style:style style:name="P3" style:family="paragraph" style:parent-style-name="Normal_20__28_Web_29_">
      <style:paragraph-properties fo:margin-top="0in" fo:margin-bottom="0.1945in" loext:contextual-spacing="false" fo:text-align="justify" style:justify-single-word="false"/>
    </style:style>
    <style:style style:name="P4" style:family="paragraph" style:parent-style-name="Normal_20__28_Web_29_">
      <style:paragraph-properties fo:margin-top="0in" fo:margin-bottom="0.1945in" loext:contextual-spacing="false" fo:text-align="justify" style:justify-single-word="false"/>
      <style:text-properties officeooo:paragraph-rsid="000eb190"/>
    </style:style>
    <style:style style:name="P5" style:family="paragraph" style:parent-style-name="Normal_20__28_Web_29_" style:master-page-name="Standard">
      <style:paragraph-properties fo:text-align="justify" style:justify-single-word="false" style:page-number="auto"/>
    </style:style>
    <style:style style:name="T1" style:family="text">
      <style:text-properties style:font-name="Calibri" fo:font-size="14pt" fo:language="en" fo:country="US" style:font-size-asian="14pt" style:font-name-complex="Calibri1" style:font-size-complex="14pt"/>
    </style:style>
    <style:style style:name="T2" style:family="text">
      <style:text-properties style:font-name="Calibri" fo:font-size="11pt" fo:language="en" fo:country="US" style:font-size-asian="11pt" style:font-name-complex="Calibri1" style:font-size-complex="11pt"/>
    </style:style>
    <style:style style:name="T3" style:family="text">
      <style:text-properties style:font-name="Calibri" fo:font-size="11pt" fo:language="en" fo:country="US" officeooo:rsid="000eb190" style:font-size-asian="11pt" style:font-name-complex="Calibri1" style:font-size-complex="11pt"/>
    </style:style>
    <style:style style:name="T4" style:family="text">
      <style:text-properties style:font-name="Calibri" fo:font-size="11pt" style:font-name-asian="Arial" style:font-size-asian="11pt" style:font-name-complex="Calibri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text:span text:style-name="Strong"><text:span text:style-name="T1">Consent for processing personal data</text:span></text:span></text:p>
      <text:p text:style-name="P3"><text:span text:style-name="T3">Name: Abdul Wahab</text:span></text:p>
      <text:p text:style-name="P4"><text:span text:style-name="T3">Personal Identification Code: 39602140072</text:span></text:p>
      <text:p text:style-name="P2"><text:span text:style-name="T2">Credit Modelling Analyst Internship</text:span></text:p>
      <text:p text:style-name="P1"><text:span text:style-name="T2">I hereby give my consent to Bigbank AS for processing the personal data submitted by me within this application process for evaluating my suitability for the given position. For that, I give Bigbank AS, a right to supplement and check the data submitted by me from lawfully accessible sources (e.g. data published in the Internet, data of payment disturbance registers, data in the client management program of the bank itself etc.).</text:span></text:p>
      <text:p text:style-name="P1"><text:span text:style-name="T2">I give my consent for contacting my previous employers, colleagues and cooperation partners for recommendations and feedback about my performance and personality. I give my consent for conducting mental ability and personality tests to assess my suitability for the given position.</text:span></text:p>
      <text:p text:style-name="P1"><text:span text:style-name="T2">Hereby I confirm that I have no conflicts of interests with the objectives of Bigbank AS, which would in any way influence, disturb or prevent the performance of work duties in the position which I am applying for.</text:span></text:p>
      <text:p text:style-name="P1"><text:span text:style-name="T2">I give my consent to Bigbank AS for processing of my personal data for the purposes of clearing doubts of any potential or actual conflicts of interests.</text:span></text:p>
      <text:p text:style-name="P1"><text:span text:style-name="T2">The consents described above have been given to Bigbank AS WOW Support Services employees responsible for Human Resources matters (address Tartu manatee 18, 10115 Tallinn, telephone +372 5665 8813, e-mail wowsupport@bigbank.eu) and the direct manager of the position.</text:span></text:p>
      <text:p text:style-name="P1"><text:span text:style-name="T2">You are entitled to withdraw the consents given at any time by contacting Triin Liisma, Head of WOW Support Services, Tallinn via e-mail triin.liisma@bigbank.ee. The right to withdrawal of consent shall not apply retroactively. The consent shall be valid only until the purposes described above have been reached. </text:span></text:p>
      <text:p text:style-name="P1"><text:span text:style-name="T2">You are entitled to request your personal data processed from the Bank at any time as well as demand amendment, restriction and erasure and portability of your personal data </text:span><text:span text:style-name="T4">unless otherwise stipulated by law or other legal acts</text:span><text:span text:style-name="T2">.</text:span></text:p>
      <text:p text:style-name="P1"><text:span text:style-name="T2">____________________________</text:span></text:p>
      <text:p text:style-name="P1"><text:span text:style-name="T2">(date)</text:span></text:p>
      <text:p text:style-name="P1"><text:span text:style-name="T2">____________________________</text:span></text:p>
      <text:p text:style-name="P1"><text:soft-page-break/><text:span text:style-name="T2">(sig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goe UI1" svg:font-family="'Segoe UI', 'Segoe UI Web (West European)', 'Segoe UI', apple-system, BlinkMacSystemFont, Roboto, 'Helvetica Neue', sans-serif"/>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F"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F" style:font-family-generic-asian="system" style:font-pitch-asian="variable" style:font-size-asian="9pt" style:font-name-complex="Segoe UI2"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nex 4 – Consent for procession personal data</dc:title>
    <meta:initial-creator>-</meta:initial-creator>
    <meta:editing-cycles>3</meta:editing-cycles>
    <meta:creation-date>2020-03-04T17:03:00</meta:creation-date>
    <dc:date>2020-03-12T15:38:17.115280064</dc:date>
    <meta:editing-duration>PT3M54S</meta:editing-duration>
    <meta:generator>LibreOffice/6.0.7.3$Linux_X86_64 LibreOffice_project/00m0$Build-3</meta:generator>
    <meta:document-statistic meta:table-count="0" meta:image-count="0" meta:object-count="0" meta:page-count="2" meta:paragraph-count="15" meta:word-count="321" meta:character-count="2093" meta:non-whitespace-character-count="1786"/>
    <meta:user-defined meta:name="AppVersion">16.0000</meta:user-defined>
    <meta:user-defined meta:name="Company">Bigbank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